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Cantarell" fo:font-size="10.5pt" style:text-underline-style="solid" style:text-underline-width="auto" style:text-underline-color="font-color" officeooo:rsid="0076b403" officeooo:paragraph-rsid="021eabcc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203e07" officeooo:paragraph-rsid="017521b4" fo:background-color="#ffffff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24f08b3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Cantarell" officeooo:rsid="010835de"/>
    </style:style>
    <style:style style:name="T2" style:family="text">
      <style:text-properties style:font-name="Cantarell"/>
    </style:style>
    <style:style style:name="T3" style:family="text">
      <style:text-properties style:font-name="Cantarell" officeooo:rsid="024ac6bc"/>
    </style:style>
    <style:style style:name="T4" style:family="text">
      <style:text-properties officeooo:rsid="00ed9a5a"/>
    </style:style>
    <style:style style:name="T5" style:family="text">
      <style:text-properties officeooo:rsid="02538e71"/>
    </style:style>
    <style:style style:name="T6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7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8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0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1" style:family="text">
      <style:text-properties style:font-name="Cantarell" fo:font-size="10.5pt" style:font-size-asian="10.5pt" style:font-size-complex="10.5pt"/>
    </style:style>
    <style:style style:name="T12" style:family="text">
      <style:text-properties style:font-name="Cantarell" fo:font-size="10.5pt" officeooo:rsid="0203c264" style:font-size-asian="10.5pt" style:font-size-complex="10.5pt"/>
    </style:style>
    <style:style style:name="T13" style:family="text">
      <style:text-properties style:font-name="Cantarell" fo:font-size="10.5pt" officeooo:rsid="0245058a" style:font-size-asian="10.5pt" style:font-size-complex="10.5pt"/>
    </style:style>
    <style:style style:name="T14" style:family="text">
      <style:text-properties style:font-name="Cantarell" fo:font-size="10.5pt" officeooo:rsid="024893fd" style:font-size-asian="10.5pt" style:font-size-complex="10.5pt"/>
    </style:style>
    <style:style style:name="T15" style:family="text">
      <style:text-properties style:font-name="Cantarell" fo:font-size="10.5pt" officeooo:rsid="020589f4" style:font-size-asian="10.5pt" style:font-size-complex="10.5pt"/>
    </style:style>
    <style:style style:name="T16" style:family="text">
      <style:text-properties style:font-name="Cantarell" fo:font-size="10.5pt" officeooo:rsid="024894a0" style:font-size-asian="10.5pt" style:font-size-complex="10.5pt"/>
    </style:style>
    <style:style style:name="T17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8" style:family="text">
      <style:text-properties fo:font-weight="bold" fo:background-color="#ffffff" loext:char-shading-value="0" style:font-weight-asian="bold" style:font-weight-complex="bold"/>
    </style:style>
    <style:style style:name="T19" style:family="text">
      <style:text-properties fo:font-weight="bold" officeooo:rsid="0231dcd9" fo:background-color="#ffffff" loext:char-shading-value="0" style:font-weight-asian="bold" style:font-weight-complex="bold"/>
    </style:style>
    <style:style style:name="T20" style:family="text">
      <style:text-properties officeooo:rsid="025552d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7e0021" loext:opacity="100%" officeooo:rsid="00a075d5"/>
    </style:style>
    <style:style style:name="T24" style:family="text">
      <style:text-properties fo:color="#000000" loext:opacity="100%" officeooo:rsid="00a075d5"/>
    </style:style>
    <style:style style:name="T25" style:family="text">
      <style:text-properties fo:color="#7e0021" loext:opacity="100%"/>
    </style:style>
    <style:style style:name="T26" style:family="text">
      <style:text-properties officeooo:rsid="00d8713b"/>
    </style:style>
    <style:style style:name="T27" style:family="text">
      <style:text-properties officeooo:rsid="00cebda1"/>
    </style:style>
    <style:style style:name="T28" style:family="text">
      <style:text-properties officeooo:rsid="00bb4674"/>
    </style:style>
    <style:style style:name="T29" style:family="text">
      <style:text-properties officeooo:rsid="00d907bb"/>
    </style:style>
    <style:style style:name="T30" style:family="text">
      <style:text-properties fo:color="#800000" loext:opacity="100%"/>
    </style:style>
    <style:style style:name="T31" style:family="text">
      <style:text-properties officeooo:rsid="00d74aba"/>
    </style:style>
    <style:style style:name="T32" style:family="text">
      <style:text-properties officeooo:rsid="00c942f6"/>
    </style:style>
    <style:style style:name="T33" style:family="text">
      <style:text-properties officeooo:rsid="00b7b5be"/>
    </style:style>
    <style:style style:name="T34" style:family="text">
      <style:text-properties fo:color="#7e0021" loext:opacity="100%" officeooo:rsid="00bc0b60"/>
    </style:style>
    <style:style style:name="T35" style:family="text">
      <style:text-properties officeooo:rsid="00c3904c"/>
    </style:style>
    <style:style style:name="T36" style:family="text">
      <style:text-properties officeooo:rsid="00b94334"/>
    </style:style>
    <style:style style:name="T37" style:family="text">
      <style:text-properties fo:color="#800000" loext:opacity="100%" officeooo:rsid="00b43c3b"/>
    </style:style>
    <style:style style:name="T38" style:family="text">
      <style:text-properties fo:font-variant="normal" fo:text-transform="none" fo:letter-spacing="normal" fo:font-style="normal" fo:font-weight="normal" officeooo:rsid="00b43c3b"/>
    </style:style>
    <style:style style:name="T39" style:family="text">
      <style:text-properties fo:font-variant="normal" fo:text-transform="none" fo:letter-spacing="normal" fo:font-style="normal" fo:font-weight="normal" officeooo:rsid="00db09de"/>
    </style:style>
    <style:style style:name="T40" style:family="text">
      <style:text-properties officeooo:rsid="00a5c8a7"/>
    </style:style>
    <style:style style:name="T41" style:family="text">
      <style:text-properties officeooo:rsid="023ffb28"/>
    </style:style>
    <style:style style:name="T42" style:family="text">
      <style:text-properties officeooo:rsid="00d46c54"/>
    </style:style>
    <style:style style:name="T43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style:font-name="Cantarell" fo:font-weight="bold" fo:background-color="#ffffff" loext:char-shading-value="0" style:font-weight-asian="bold" style:font-weight-complex="bold"/>
    </style:style>
    <style:style style:name="T48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9" style:family="text">
      <style:text-properties officeooo:rsid="016b4424"/>
    </style:style>
    <style:style style:name="T5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Descriptive Phrase</text:span><text:span text:style-name="T2"> : </text:span><text:span text:style-name="T3">DEGUG/METHODS <text:s/>Engr.</text:span></text:p>
      <text:p text:style-name="P3"><text:span text:style-name="T4">J</text:span>ob Level: <text:span text:style-name="T5">20</text:span>+ years experience</text:p>
      <text:p text:style-name="P4"><text:span text:style-name="T2">E-Mail Address: </text:span><text:span text:style-name="T6">jeffrin@rajagiritech,edu.in</text:span></text:p>
      <text:p text:style-name="P5"><text:span text:style-name="T7">IRC: <text:s/></text:span><text:span text:style-name="T8">jeffrin on irc.</text:span><text:span text:style-name="T9">libera.chat</text:span></text:p>
      <text:p text:style-name="P6"><text:span text:style-name="T10">GNU: </text:span><text:a xlink:type="simple" xlink:href="http://savannah.gnu.org/users/ahiliation" text:style-name="Internet_20_link" text:visited-style-name="Visited_20_Internet_20_Link"><text:span text:style-name="T11">http://savannah.gnu.org/users/ahiliation</text:span></text:a></text:p>
      <text:p text:style-name="P6"><text:span text:style-name="T10">GitHub: </text:span><text:a xlink:type="simple" xlink:href="https://github.com/ahiliation" text:style-name="Internet_20_link" text:visited-style-name="Visited_20_Internet_20_Link"><text:span text:style-name="T11">https://github.com/ahiliation</text:span></text:a></text:p>
      <text:p text:style-name="P6"><text:span text:style-name="T12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3">Linux <text:s/>kernel <text:s/></text:span><text:span text:style-name="T14">C</text:span><text:span text:style-name="T13">ontributions</text:span></text:a></text:p>
      <text:p text:style-name="P7"><text:span text:style-name="T15">Debian: </text:span><text:a xlink:type="simple" xlink:href="https://bugs.debian.org/cgi-bin/pkgreport.cgi?submitter=jeffrin@rajagiritech.edu.in" text:style-name="Internet_20_link" text:visited-style-name="Visited_20_Internet_20_Link"><text:span text:style-name="T13">Reporting <text:s/>debian related </text:span><text:span text:style-name="T14">B</text:span><text:span text:style-name="T13">ugs</text:span></text:a></text:p>
      <text:p text:style-name="P8"><text:span text:style-name="T16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7">Techie from Ekm gets GitHub's Helicopter Contributor badge</text:span></text:a></text:p>
      <text:p text:style-name="P9"/>
      <text:p text:style-name="P10"><text:span text:style-name="T18">EXPERIE</text:span><text:span text:style-name="T19">NCE</text:span></text:p>
      <text:p text:style-name="P11"/>
      <text:section text:style-name="Sect1" text:name="Section5">
        <text:p text:style-name="P12"/>
        <text:p text:style-name="P12">SOFTWARE <text:s/>E<text:span text:style-name="T20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4"><text:tab/></text:p>
        <text:p text:style-name="P15">FREE SOFTWARE FOUNDATION</text:p>
        <text:p text:style-name="P16"/>
        <text:p text:style-name="P15">MAINRAINER</text:p>
        <text:p text:style-name="P15">GNU <text:s/>PROJECT</text:p>
        <text:p text:style-name="P17"/>
        <text:p text:style-name="P18"/>
      </text:section>
      <text:p text:style-name="P19"><text:span text:style-name="T21">K</text:span><text:span text:style-name="T22">NOWLEDGE OF</text:span></text:p>
      <text:section text:style-name="Sect2" text:name="Section1">
        <text:p text:style-name="P20"><text:span text:style-name="T23">Algorithm Development</text:span><text:span text:style-name="T24">: Bit Twiddling Hacks</text:span></text:p>
        <text:p text:style-name="P21"><text:span text:style-name="T25">Build System</text:span>: Autotools</text:p>
        <text:p text:style-name="P21"><text:span text:style-name="T25">Computer Graphics</text:span>: GIMP</text:p>
        <text:p text:style-name="P21"><text:span text:style-name="T25">Configuration</text:span>: <text:span text:style-name="T26">debconf</text:span></text:p>
        <text:p text:style-name="P21"><text:span text:style-name="T25">Content Management System</text:span>: Wordpress <text:span text:style-name="T27"><text:s/>Drupal</text:span></text:p>
        <text:p text:style-name="P21"><text:span text:style-name="T25">Database</text:span>: MySQL <text:s/><text:span text:style-name="T28">(Berkely DB)</text:span></text:p>
        <text:p text:style-name="P21"><text:span text:style-name="T25">Debug</text:span>: GNU gdb <text:s/><text:span text:style-name="T29">strace</text:span></text:p>
        <text:p text:style-name="P21"><text:span text:style-name="T25">Defect Tracking System</text:span>: Bugzilla</text:p>
        <text:p text:style-name="P21"><text:span text:style-name="T25">Desktop Environment</text:span>: GNOME KDE XFCE</text:p>
        <text:p text:style-name="P22"><text:span text:style-name="T30">Distribution</text:span><text:span text:style-name="T25">: </text:span>Debian Fedora Ubuntu RedHat</text:p>
        <text:p text:style-name="P23"><text:span text:style-name="T25">Document Processing</text:span>: La<text:span text:style-name="T31">T</text:span>ex <text:s/>LibreOffice Writer</text:p>
        <text:p text:style-name="P21"><text:span text:style-name="T25">Domain Name Service</text:span>: BIND <text:s/><text:span text:style-name="T32">pdnsd</text:span></text:p>
        <text:p text:style-name="P21"><text:span text:style-name="T25">Electronic Mail</text:span>: Exim <text:s/>Mutt <text:s/>Procmail <text:s/>Fetchmail</text:p>
        <text:p text:style-name="P21"><text:span text:style-name="T25">File Systems</text:span>: NFS NIS <text:span text:style-name="T33">EXT2 EXT3 EXT4 XFS ReiserFS <text:s/>ZFS</text:span></text:p>
        <text:p text:style-name="P21"><text:span text:style-name="T25">High Performance Computing</text:span> : Mosix/Openmosix Cluster</text:p>
        <text:p text:style-name="P21"><text:span text:style-name="T25">Infrastrcture</text:span>: Web Desktop Commandline</text:p>
        <text:p text:style-name="P21"><text:span text:style-name="T25">Installer</text:span>: GNU Source Installer </text:p>
        <text:p text:style-name="P21"><text:span text:style-name="T25">O</text:span><text:span text:style-name="T34">perating System</text:span>: <text:s/>GNU/<text:span text:style-name="T35">{Linux,Hurd} <text:s/></text:span><text:s/><text:span text:style-name="T36">OpenSolaris FreeBSD </text:span></text:p>
        <text:p text:style-name="P24"><text:span text:style-name="T30">Package Management</text:span>: APT YUM Guix</text:p>
        <text:p text:style-name="P25"><text:span text:style-name="T37">Packaging : </text:span><text:span text:style-name="T38"><text:s/>Debian and GN</text:span><text:span text:style-name="T39">U</text:span></text:p>
        <text:p text:style-name="P21"><text:span text:style-name="T25">Packet Filtering</text:span>: IPTABLES</text:p>
        <text:p text:style-name="P21"><text:span text:style-name="T25">Programming Language</text:span>: <text:s/><text:span text:style-name="T40">(GNU </text:span>C<text:span text:style-name="T40">)</text:span> <text:s/>Shell Python PHP HTML,<text:span text:style-name="T41">JavaScript,Scheme,Emacs Lisp</text:span></text:p>
        <text:p text:style-name="P21"><text:span text:style-name="T25">Protocol</text:span>: XDMCP SSH OpenLDAP BOOTP TFTP DHCP HTTP SMB/CIFS <text:s/></text:p>
        <text:p text:style-name="P21"><text:span text:style-name="T25">Proxy</text:span>: Squi<text:span text:style-name="T28">d </text:span></text:p>
        <text:p text:style-name="P21"><text:span text:style-name="T25">Routing</text:span>: VYATTA</text:p>
        <text:p text:style-name="P21"><text:span text:style-name="T25">Testing</text:span>: Autotest,<text:span text:style-name="T41">GIT <text:s/>BISECT</text:span></text:p>
        <text:p text:style-name="P21"><text:span text:style-name="T25">Text Editor</text:span>: Emacs Vim <text:span text:style-name="T42"><text:s/>gedit zile nano</text:span></text:p>
        <text:p text:style-name="P21"><text:span text:style-name="T25">User Interface and Experience</text:span>: CSS HTML</text:p>
        <text:p text:style-name="P26"><text:span text:style-name="T30">Version Control System: </text:span>CVS <text:s/>Git</text:p>
        <text:p text:style-name="P27"><text:span text:style-name="T43">Windowing System</text:span><text:span text:style-name="T44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45">Python for Everybody</text:span><text:span text:style-name="T46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47">E</text:span><text:span text:style-name="T48">DUCATION</text:span></text:p>
            <text:p text:style-name="P34"><text:span text:style-name="T49">S</text:span>ri Ramakrishna Engineering College, 1996-2000</text:p>
            <text:p text:style-name="P34">Bachelor of <text:span text:style-name="T45">Computer Science and Engineering</text:span></text:p>
            <text:p text:style-name="P35">Bharathiar University.</text:p>
            <text:p text:style-name="P36"/>
          </text:section>
          <text:p text:style-name="P37"><text:span text:style-name="T47">P</text:span><text:span text:style-name="T50">ERSONAL</text:span><text:span text:style-name="T47"> D</text:span><text:span text:style-name="T50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4:51:48.552439516</dc:date>
    <meta:editing-duration>P1DT12H35M23S</meta:editing-duration>
    <meta:editing-cycles>520</meta:editing-cycles>
    <meta:generator>LibreOffice/26.2.0.3$Linux_X86_64 LibreOffice_project/620$Build-3</meta:generator>
    <meta:print-date>2025-12-13T15:38:44.020001796</meta:print-date>
    <meta:printed-by>PDF files</meta:printed-by>
    <meta:document-statistic meta:table-count="0" meta:image-count="0" meta:object-count="0" meta:page-count="1" meta:paragraph-count="65" meta:word-count="264" meta:character-count="2149" meta:non-whitespace-character-count="1824"/>
  </office:meta>
</office:document-meta>
</file>